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tax</text:p>
          </table:table-cell>
          <table:table-cell office:value-type="string" calcext:value-type="string">
            <text:p>final_payoff_9</text:p>
          </table:table-cell>
          <table:table-cell office:value-type="string" calcext:value-type="string">
            <text:p>final_payoff_15</text:p>
          </table:table-cell>
          <table:table-cell office:value-type="string" calcext:value-type="string">
            <text:p>final_payoff_25</text:p>
          </table:table-cell>
          <table:table-cell office:value-type="string" calcext:value-type="string">
            <text:p>final_payoff_40</text:p>
          </table:table-cell>
          <table:table-cell office:value-type="string" calcext:value-type="string">
            <text:p>final_payoff_80</text:p>
          </table:table-cell>
          <table:table-cell office:value-type="string" calcext:value-type="string">
            <text:p>final_payoff_12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.423" calcext:value-type="float">
            <text:p>25,423</text:p>
          </table:table-cell>
          <table:table-cell office:value-type="float" office:value="39.247" calcext:value-type="float">
            <text:p>39,247</text:p>
          </table:table-cell>
          <table:table-cell office:value-type="float" office:value="60.586" calcext:value-type="float">
            <text:p>60,586</text:p>
          </table:table-cell>
          <table:table-cell office:value-type="float" office:value="90.339" calcext:value-type="float">
            <text:p>90,339</text:p>
          </table:table-cell>
          <table:table-cell office:value-type="float" office:value="162.836" calcext:value-type="float">
            <text:p>162,836</text:p>
          </table:table-cell>
          <table:table-cell office:value-type="float" office:value="237.957" calcext:value-type="float">
            <text:p>237,95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9.129" calcext:value-type="float">
            <text:p>189,129</text:p>
          </table:table-cell>
          <table:table-cell office:value-type="float" office:value="291.671" calcext:value-type="float">
            <text:p>291,671</text:p>
          </table:table-cell>
          <table:table-cell office:value-type="float" office:value="449.968" calcext:value-type="float">
            <text:p>449,968</text:p>
          </table:table-cell>
          <table:table-cell office:value-type="float" office:value="670.675" calcext:value-type="float">
            <text:p>670,675</text:p>
          </table:table-cell>
          <table:table-cell office:value-type="float" office:value="1208.459" calcext:value-type="float">
            <text:p>1208,459</text:p>
          </table:table-cell>
          <table:table-cell office:value-type="float" office:value="1765.704" calcext:value-type="float">
            <text:p>1765,70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13.574" calcext:value-type="float">
            <text:p>313,574</text:p>
          </table:table-cell>
          <table:table-cell office:value-type="float" office:value="483.335" calcext:value-type="float">
            <text:p>483,335</text:p>
          </table:table-cell>
          <table:table-cell office:value-type="float" office:value="745.399" calcext:value-type="float">
            <text:p>745,399</text:p>
          </table:table-cell>
          <table:table-cell office:value-type="float" office:value="1110.784" calcext:value-type="float">
            <text:p>1110,784</text:p>
          </table:table-cell>
          <table:table-cell office:value-type="float" office:value="2001.099" calcext:value-type="float">
            <text:p>2001,099</text:p>
          </table:table-cell>
          <table:table-cell office:value-type="float" office:value="2923.629" calcext:value-type="float">
            <text:p>2923,62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16.787" calcext:value-type="float">
            <text:p>416,787</text:p>
          </table:table-cell>
          <table:table-cell office:value-type="float" office:value="641.991" calcext:value-type="float">
            <text:p>641,991</text:p>
          </table:table-cell>
          <table:table-cell office:value-type="float" office:value="989.645" calcext:value-type="float">
            <text:p>989,645</text:p>
          </table:table-cell>
          <table:table-cell office:value-type="float" office:value="1474.363" calcext:value-type="float">
            <text:p>1474,363</text:p>
          </table:table-cell>
          <table:table-cell office:value-type="float" office:value="2655.451" calcext:value-type="float">
            <text:p>2655,451</text:p>
          </table:table-cell>
          <table:table-cell office:value-type="float" office:value="3879.277" calcext:value-type="float">
            <text:p>3879,27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3.418" calcext:value-type="float">
            <text:p>503,418</text:p>
          </table:table-cell>
          <table:table-cell office:value-type="float" office:value="774.712" calcext:value-type="float">
            <text:p>774,712</text:p>
          </table:table-cell>
          <table:table-cell office:value-type="float" office:value="1193.516" calcext:value-type="float">
            <text:p>1193,516</text:p>
          </table:table-cell>
          <table:table-cell office:value-type="float" office:value="1777.436" calcext:value-type="float">
            <text:p>1777,436</text:p>
          </table:table-cell>
          <table:table-cell office:value-type="float" office:value="3200.244" calcext:value-type="float">
            <text:p>3200,244</text:p>
          </table:table-cell>
          <table:table-cell office:value-type="float" office:value="4674.536" calcext:value-type="float">
            <text:p>4674,536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75.836" calcext:value-type="float">
            <text:p>575,836</text:p>
          </table:table-cell>
          <table:table-cell office:value-type="float" office:value="885.011" calcext:value-type="float">
            <text:p>885,011</text:p>
          </table:table-cell>
          <table:table-cell office:value-type="float" office:value="1362.294" calcext:value-type="float">
            <text:p>1362,294</text:p>
          </table:table-cell>
          <table:table-cell office:value-type="float" office:value="2027.749" calcext:value-type="float">
            <text:p>2027,749</text:p>
          </table:table-cell>
          <table:table-cell office:value-type="float" office:value="3649.228" calcext:value-type="float">
            <text:p>3649,228</text:p>
          </table:table-cell>
          <table:table-cell office:value-type="float" office:value="5329.38" calcext:value-type="float">
            <text:p>5329,38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35.57" calcext:value-type="float">
            <text:p>635,57</text:p>
          </table:table-cell>
          <table:table-cell office:value-type="float" office:value="975.074" calcext:value-type="float">
            <text:p>975,074</text:p>
          </table:table-cell>
          <table:table-cell office:value-type="float" office:value="1499.177" calcext:value-type="float">
            <text:p>1499,177</text:p>
          </table:table-cell>
          <table:table-cell office:value-type="float" office:value="2229.913" calcext:value-type="float">
            <text:p>2229,913</text:p>
          </table:table-cell>
          <table:table-cell office:value-type="float" office:value="4010.455" calcext:value-type="float">
            <text:p>4010,455</text:p>
          </table:table-cell>
          <table:table-cell office:value-type="float" office:value="5855.427" calcext:value-type="float">
            <text:p>5855,427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83.707" calcext:value-type="float">
            <text:p>683,707</text:p>
          </table:table-cell>
          <table:table-cell office:value-type="float" office:value="1046.399" calcext:value-type="float">
            <text:p>1046,399</text:p>
          </table:table-cell>
          <table:table-cell office:value-type="float" office:value="1606.297" calcext:value-type="float">
            <text:p>1606,297</text:p>
          </table:table-cell>
          <table:table-cell office:value-type="float" office:value="2386.94" calcext:value-type="float">
            <text:p>2386,94</text:p>
          </table:table-cell>
          <table:table-cell office:value-type="float" office:value="4289.09" calcext:value-type="float">
            <text:p>4289,09</text:p>
          </table:table-cell>
          <table:table-cell office:value-type="float" office:value="6260.071" calcext:value-type="float">
            <text:p>6260,07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20.977" calcext:value-type="float">
            <text:p>720,977</text:p>
          </table:table-cell>
          <table:table-cell office:value-type="float" office:value="1099.978" calcext:value-type="float">
            <text:p>1099,978</text:p>
          </table:table-cell>
          <table:table-cell office:value-type="float" office:value="1685.053" calcext:value-type="float">
            <text:p>1685,053</text:p>
          </table:table-cell>
          <table:table-cell office:value-type="float" office:value="2500.8" calcext:value-type="float">
            <text:p>2500,8</text:p>
          </table:table-cell>
          <table:table-cell office:value-type="float" office:value="4488.483" calcext:value-type="float">
            <text:p>4488,483</text:p>
          </table:table-cell>
          <table:table-cell office:value-type="float" office:value="6548.093" calcext:value-type="float">
            <text:p>6548,093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47.673" calcext:value-type="float">
            <text:p>747,673</text:p>
          </table:table-cell>
          <table:table-cell office:value-type="float" office:value="1136.27" calcext:value-type="float">
            <text:p>1136,27</text:p>
          </table:table-cell>
          <table:table-cell office:value-type="float" office:value="1736.159" calcext:value-type="float">
            <text:p>1736,159</text:p>
          </table:table-cell>
          <table:table-cell office:value-type="float" office:value="2572.558" calcext:value-type="float">
            <text:p>2572,558</text:p>
          </table:table-cell>
          <table:table-cell office:value-type="float" office:value="4610.566" calcext:value-type="float">
            <text:p>4610,566</text:p>
          </table:table-cell>
          <table:table-cell office:value-type="float" office:value="6722.321" calcext:value-type="float">
            <text:p>6722,321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63.555" calcext:value-type="float">
            <text:p>763,555</text:p>
          </table:table-cell>
          <table:table-cell office:value-type="float" office:value="1155.123" calcext:value-type="float">
            <text:p>1155,123</text:p>
          </table:table-cell>
          <table:table-cell office:value-type="float" office:value="1759.6" calcext:value-type="float">
            <text:p>1759,6</text:p>
          </table:table-cell>
          <table:table-cell office:value-type="float" office:value="2602.397" calcext:value-type="float">
            <text:p>2602,397</text:p>
          </table:table-cell>
          <table:table-cell office:value-type="float" office:value="4655.992" calcext:value-type="float">
            <text:p>4655,992</text:p>
          </table:table-cell>
          <table:table-cell office:value-type="float" office:value="6783.899" calcext:value-type="float">
            <text:p>6783,899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67.86" calcext:value-type="float">
            <text:p>767,86</text:p>
          </table:table-cell>
          <table:table-cell office:value-type="float" office:value="1155.804" calcext:value-type="float">
            <text:p>1155,804</text:p>
          </table:table-cell>
          <table:table-cell office:value-type="float" office:value="1754.686" calcext:value-type="float">
            <text:p>1754,686</text:p>
          </table:table-cell>
          <table:table-cell office:value-type="float" office:value="2589.682" calcext:value-type="float">
            <text:p>2589,682</text:p>
          </table:table-cell>
          <table:table-cell office:value-type="float" office:value="4624.269" calcext:value-type="float">
            <text:p>4624,269</text:p>
          </table:table-cell>
          <table:table-cell office:value-type="float" office:value="6732.479" calcext:value-type="float">
            <text:p>6732,479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00.061" calcext:value-type="float">
            <text:p>700,061</text:p>
          </table:table-cell>
          <table:table-cell office:value-type="float" office:value="1051.124" calcext:value-type="float">
            <text:p>1051,124</text:p>
          </table:table-cell>
          <table:table-cell office:value-type="float" office:value="1593.07" calcext:value-type="float">
            <text:p>1593,07</text:p>
          </table:table-cell>
          <table:table-cell office:value-type="float" office:value="2348.684" calcext:value-type="float">
            <text:p>2348,684</text:p>
          </table:table-cell>
          <table:table-cell office:value-type="float" office:value="4189.846" calcext:value-type="float">
            <text:p>4189,846</text:p>
          </table:table-cell>
          <table:table-cell office:value-type="float" office:value="6097.632" calcext:value-type="float">
            <text:p>6097,632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30.783" calcext:value-type="float">
            <text:p>630,783</text:p>
          </table:table-cell>
          <table:table-cell office:value-type="float" office:value="944.178" calcext:value-type="float">
            <text:p>944,178</text:p>
          </table:table-cell>
          <table:table-cell office:value-type="float" office:value="1427.976" calcext:value-type="float">
            <text:p>1427,976</text:p>
          </table:table-cell>
          <table:table-cell office:value-type="float" office:value="2102.514" calcext:value-type="float">
            <text:p>2102,514</text:p>
          </table:table-cell>
          <table:table-cell office:value-type="float" office:value="3746.124" calcext:value-type="float">
            <text:p>3746,124</text:p>
          </table:table-cell>
          <table:table-cell office:value-type="float" office:value="5449.21" calcext:value-type="float">
            <text:p>5449,21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office:value-type="float" office:value="834.908" calcext:value-type="float">
            <text:p>834,908</text:p>
          </table:table-cell>
          <table:table-cell office:value-type="float" office:value="1259.292" calcext:value-type="float">
            <text:p>1259,292</text:p>
          </table:table-cell>
          <table:table-cell office:value-type="float" office:value="1850.992" calcext:value-type="float">
            <text:p>1850,992</text:p>
          </table:table-cell>
          <table:table-cell office:value-type="float" office:value="3292.756" calcext:value-type="float">
            <text:p>3292,756</text:p>
          </table:table-cell>
          <table:table-cell office:value-type="float" office:value="4786.691" calcext:value-type="float">
            <text:p>4786,691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7.416" calcext:value-type="float">
            <text:p>487,416</text:p>
          </table:table-cell>
          <table:table-cell office:value-type="float" office:value="722.857" calcext:value-type="float">
            <text:p>722,857</text:p>
          </table:table-cell>
          <table:table-cell office:value-type="float" office:value="1086.316" calcext:value-type="float">
            <text:p>1086,316</text:p>
          </table:table-cell>
          <table:table-cell office:value-type="float" office:value="1593.07" calcext:value-type="float">
            <text:p>1593,07</text:p>
          </table:table-cell>
          <table:table-cell office:value-type="float" office:value="2827.852" calcext:value-type="float">
            <text:p>2827,852</text:p>
          </table:table-cell>
          <table:table-cell office:value-type="float" office:value="4107.314" calcext:value-type="float">
            <text:p>4107,314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12.604" calcext:value-type="float">
            <text:p>412,604</text:p>
          </table:table-cell>
          <table:table-cell office:value-type="float" office:value="607.369" calcext:value-type="float">
            <text:p>607,369</text:p>
          </table:table-cell>
          <table:table-cell office:value-type="float" office:value="908.033" calcext:value-type="float">
            <text:p>908,033</text:p>
          </table:table-cell>
          <table:table-cell office:value-type="float" office:value="1327.236" calcext:value-type="float">
            <text:p>1327,236</text:p>
          </table:table-cell>
          <table:table-cell office:value-type="float" office:value="2348.684" calcext:value-type="float">
            <text:p>2348,684</text:p>
          </table:table-cell>
          <table:table-cell office:value-type="float" office:value="3407.095" calcext:value-type="float">
            <text:p>3407,095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34.901" calcext:value-type="float">
            <text:p>334,901</text:p>
          </table:table-cell>
          <table:table-cell office:value-type="float" office:value="487.416" calcext:value-type="float">
            <text:p>487,416</text:p>
          </table:table-cell>
          <table:table-cell office:value-type="float" office:value="722.857" calcext:value-type="float">
            <text:p>722,857</text:p>
          </table:table-cell>
          <table:table-cell office:value-type="float" office:value="1051.124" calcext:value-type="float">
            <text:p>1051,124</text:p>
          </table:table-cell>
          <table:table-cell office:value-type="float" office:value="1850.992" calcext:value-type="float">
            <text:p>1850,992</text:p>
          </table:table-cell>
          <table:table-cell office:value-type="float" office:value="2679.804" calcext:value-type="float">
            <text:p>2679,804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53.128" calcext:value-type="float">
            <text:p>253,128</text:p>
          </table:table-cell>
          <table:table-cell office:value-type="float" office:value="361.18" calcext:value-type="float">
            <text:p>361,18</text:p>
          </table:table-cell>
          <table:table-cell office:value-type="float" office:value="527.984" calcext:value-type="float">
            <text:p>527,984</text:p>
          </table:table-cell>
          <table:table-cell office:value-type="float" office:value="760.552" calcext:value-type="float">
            <text:p>760,552</text:p>
          </table:table-cell>
          <table:table-cell office:value-type="float" office:value="1327.236" calcext:value-type="float">
            <text:p>1327,236</text:p>
          </table:table-cell>
          <table:table-cell office:value-type="float" office:value="1914.426" calcext:value-type="float">
            <text:p>1914,426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64.653" calcext:value-type="float">
            <text:p>164,653</text:p>
          </table:table-cell>
          <table:table-cell office:value-type="float" office:value="224.599" calcext:value-type="float">
            <text:p>224,599</text:p>
          </table:table-cell>
          <table:table-cell office:value-type="float" office:value="317.139" calcext:value-type="float">
            <text:p>317,139</text:p>
          </table:table-cell>
          <table:table-cell office:value-type="float" office:value="446.164" calcext:value-type="float">
            <text:p>446,164</text:p>
          </table:table-cell>
          <table:table-cell office:value-type="float" office:value="760.552" calcext:value-type="float">
            <text:p>760,552</text:p>
          </table:table-cell>
          <table:table-cell office:value-type="float" office:value="1086.316" calcext:value-type="float">
            <text:p>1086,31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4.404" calcext:value-type="float">
            <text:p>54,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9T23:26:23.161000000</meta:creation-date>
    <dc:date>2022-02-19T23:27:48.419000000</dc:date>
    <meta:editing-duration>PT1M25S</meta:editing-duration>
    <meta:editing-cycles>1</meta:editing-cycles>
    <meta:document-statistic meta:table-count="1" meta:cell-count="154" meta:object-count="0"/>
    <meta:generator>LibreOffice/7.1.5.2$Windows_X86_64 LibreOffice_project/85f04e9f809797b8199d13c421bd8a2b025d52b5</meta:generator>
  </office:meta>
</office:document-meta>
</file>